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33.87mm"/>
    </style:style>
    <style:style style:name="co4" style:family="table-column">
      <style:table-column-properties fo:break-before="auto" style:column-width="27.23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29.26mm"/>
    </style:style>
    <style:style style:name="co7" style:family="table-column">
      <style:table-column-properties fo:break-before="auto" style:column-width="34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18.96mm" svg:height="66.83mm" svg:x="0.92mm" svg:y="113.8mm">
            <loext:p draw:notify-on-update-of-ranges="Hoja1.B2:Hoja1.B23 Hoja1.D1:Hoja1.D1 Hoja1.D2:Hoja1.D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0.13mm" svg:height="67.57mm" svg:x="121.31mm" svg:y="114.68mm">
            <loext:p draw:notify-on-update-of-ranges="Hoja1.B2:Hoja1.B23 Hoja1.F1:Hoja1.F1 Hoja1.F2:Hoja1.F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/>
          <table:table-cell office:value-type="string" calcext:value-type="string">
            <text:p>f [Hz]</text:p>
          </table:table-cell>
          <table:table-cell office:value-type="string" calcext:value-type="string">
            <text:p>Vout @ Vin= 5 Vpp</text:p>
          </table:table-cell>
          <table:table-cell office:value-type="string" calcext:value-type="string">
            <text:p>20 log Vout/Vin</text:p>
          </table:table-cell>
          <table:table-cell office:value-type="string" calcext:value-type="string">
            <text:p>Retardo</text:p>
          </table:table-cell>
          <table:table-cell office:value-type="string" calcext:value-type="string">
            <text:p>Fase</text:p>
          </table:table-cell>
          <table:table-cell/>
          <table:table-cell office:value-type="string" calcext:value-type="string">
            <text:p>Att Teórica LTSpic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18" calcext:value-type="float">
            <text:p>0,18</text:p>
          </table:table-cell>
          <table:table-cell table:formula="of:=20*LOG([.C2]/5)" office:value-type="float" office:value="-28.8739499846543" calcext:value-type="float">
            <text:p>-28,8739499846543</text:p>
          </table:table-cell>
          <table:table-cell table:style-name="ce2" office:value-type="float" office:value="0.00004" calcext:value-type="float">
            <text:p>4,00E-05</text:p>
          </table:table-cell>
          <table:table-cell table:formula="of:=(-1)*([.E2]*360)/(1/[.B2])" office:value-type="float" office:value="-11.52" calcext:value-type="float">
            <text:p>-11,52</text:p>
          </table:table-cell>
          <table:table-cell/>
          <table:table-cell office:value-type="float" office:value="30.3835" calcext:value-type="float">
            <text:p>30,383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216" calcext:value-type="float">
            <text:p>0,216</text:p>
          </table:table-cell>
          <table:table-cell table:formula="of:=20*LOG([.C3]/5)" office:value-type="float" office:value="-27.2903250637018" calcext:value-type="float">
            <text:p>-27,2903250637018</text:p>
          </table:table-cell>
          <table:table-cell table:style-name="ce2" office:value-type="float" office:value="0.00005" calcext:value-type="float">
            <text:p>5,00E-05</text:p>
          </table:table-cell>
          <table:table-cell table:formula="of:=(-1)*([.E3]*360)/(1/[.B3])" office:value-type="float" office:value="-16.2" calcext:value-type="float">
            <text:p>-16,2</text:p>
          </table:table-cell>
          <table:table-cell office:value-type="string" calcext:value-type="string">
            <text:p>(Retardo/T)*360</text:p>
          </table:table-cell>
          <table:table-cell office:value-type="float" office:value="28.3104" calcext:value-type="float">
            <text:p>28,3104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000" calcext:value-type="float">
            <text:p>1,00E+03</text:p>
          </table:table-cell>
          <table:table-cell office:value-type="float" office:value="0.26" calcext:value-type="float">
            <text:p>0,26</text:p>
          </table:table-cell>
          <table:table-cell table:formula="of:=20*LOG([.C4]/5)" office:value-type="float" office:value="-25.679933127304" calcext:value-type="float">
            <text:p>-25,679933127304</text:p>
          </table:table-cell>
          <table:table-cell table:style-name="ce2" office:value-type="float" office:value="0.00006" calcext:value-type="float">
            <text:p>6,00E-05</text:p>
          </table:table-cell>
          <table:table-cell table:formula="of:=(-1)*([.E4]*360)/(1/[.B4])" office:value-type="float" office:value="-21.6" calcext:value-type="float">
            <text:p>-21,6</text:p>
          </table:table-cell>
          <table:table-cell office:value-type="string" calcext:value-type="string">
            <text:p>T= 1/f</text:p>
          </table:table-cell>
          <table:table-cell office:value-type="float" office:value="26.4336" calcext:value-type="float">
            <text:p>26,43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s</text:p>
          </table:table-cell>
          <table:table-cell table:style-name="ce2" office:value-type="float" office:value="1200" calcext:value-type="float">
            <text:p>1,20E+03</text:p>
          </table:table-cell>
          <table:table-cell office:value-type="float" office:value="0.368" calcext:value-type="float">
            <text:p>0,368</text:p>
          </table:table-cell>
          <table:table-cell table:formula="of:=20*LOG([.C5]/5)" office:value-type="float" office:value="-22.66244371325" calcext:value-type="float">
            <text:p>-22,66244371325</text:p>
          </table:table-cell>
          <table:table-cell table:style-name="ce2" office:value-type="float" office:value="0.00006" calcext:value-type="float">
            <text:p>6,00E-05</text:p>
          </table:table-cell>
          <table:table-cell table:formula="of:=(-1)*([.E5]*360)/(1/[.B5])" office:value-type="float" office:value="-25.92" calcext:value-type="float">
            <text:p>-25,92</text:p>
          </table:table-cell>
          <table:table-cell/>
          <table:table-cell office:value-type="float" office:value="23.1915" calcext:value-type="float">
            <text:p>23,1915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000" calcext:value-type="float">
            <text:p>2,00E+03</text:p>
          </table:table-cell>
          <table:table-cell office:value-type="float" office:value="1.03" calcext:value-type="float">
            <text:p>1,03</text:p>
          </table:table-cell>
          <table:table-cell table:formula="of:=20*LOG([.C6]/5)" office:value-type="float" office:value="-13.7226555926169" calcext:value-type="float">
            <text:p>-13,7226555926169</text:p>
          </table:table-cell>
          <table:table-cell table:style-name="ce2" office:value-type="float" office:value="0.000052" calcext:value-type="float">
            <text:p>5,20E-05</text:p>
          </table:table-cell>
          <table:table-cell table:formula="of:=(-1)*([.E6]*360)/(1/[.B6])" office:value-type="float" office:value="-37.44" calcext:value-type="float">
            <text:p>-37,44</text:p>
          </table:table-cell>
          <table:table-cell/>
          <table:table-cell office:value-type="float" office:value="13.9059" calcext:value-type="float">
            <text:p>13,905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000" calcext:value-type="float">
            <text:p>3,00E+03</text:p>
          </table:table-cell>
          <table:table-cell office:value-type="float" office:value="2.35" calcext:value-type="float">
            <text:p>2,35</text:p>
          </table:table-cell>
          <table:table-cell table:formula="of:=20*LOG([.C7]/5)" office:value-type="float" office:value="-6.55804284128565" calcext:value-type="float">
            <text:p>-6,55804284128565</text:p>
          </table:table-cell>
          <table:table-cell table:style-name="ce2" office:value-type="float" office:value="0.000056" calcext:value-type="float">
            <text:p>5,60E-05</text:p>
          </table:table-cell>
          <table:table-cell table:formula="of:=(-1)*([.E7]*360)/(1/[.B7])" office:value-type="float" office:value="-60.48" calcext:value-type="float">
            <text:p>-60,48</text:p>
          </table:table-cell>
          <table:table-cell/>
          <table:table-cell office:value-type="float" office:value="6.5481" calcext:value-type="float">
            <text:p>6,548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000" calcext:value-type="float">
            <text:p>4,00E+03</text:p>
          </table:table-cell>
          <table:table-cell office:value-type="float" office:value="3.88" calcext:value-type="float">
            <text:p>3,88</text:p>
          </table:table-cell>
          <table:table-cell table:formula="of:=20*LOG([.C8]/5)" office:value-type="float" office:value="-2.20276557483623" calcext:value-type="float">
            <text:p>-2,20276557483623</text:p>
          </table:table-cell>
          <table:table-cell table:style-name="ce2" office:value-type="float" office:value="0.00006" calcext:value-type="float">
            <text:p>6,00E-05</text:p>
          </table:table-cell>
          <table:table-cell table:formula="of:=(-1)*([.E8]*360)/(1/[.B8])" office:value-type="float" office:value="-86.4" calcext:value-type="float">
            <text:p>-86,4</text:p>
          </table:table-cell>
          <table:table-cell/>
          <table:table-cell office:value-type="float" office:value="2.2736" calcext:value-type="float">
            <text:p>2,2736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300" calcext:value-type="float">
            <text:p>4,30E+03</text:p>
          </table:table-cell>
          <table:table-cell office:value-type="float" office:value="4.23" calcext:value-type="float">
            <text:p>4,23</text:p>
          </table:table-cell>
          <table:table-cell table:formula="of:=20*LOG([.C9]/5)" office:value-type="float" office:value="-1.45259273921953" calcext:value-type="float">
            <text:p>-1,45259273921953</text:p>
          </table:table-cell>
          <table:table-cell table:style-name="ce2" office:value-type="float" office:value="0.000062" calcext:value-type="float">
            <text:p>6,20E-05</text:p>
          </table:table-cell>
          <table:table-cell table:formula="of:=(-1)*([.E9]*360)/(1/[.B9])" office:value-type="float" office:value="-95.976" calcext:value-type="float">
            <text:p>-95,976</text:p>
          </table:table-cell>
          <table:table-cell/>
          <table:table-cell office:value-type="float" office:value="1.531" calcext:value-type="float">
            <text:p>1,5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4600" calcext:value-type="float">
            <text:p>4600</text:p>
          </table:table-cell>
          <table:table-cell office:value-type="float" office:value="4.55" calcext:value-type="float">
            <text:p>4,55</text:p>
          </table:table-cell>
          <table:table-cell table:formula="of:=20*LOG([.C10]/5)" office:value-type="float" office:value="-0.819172153578129" calcext:value-type="float">
            <text:p>-0,819172153578129</text:p>
          </table:table-cell>
          <table:table-cell table:style-name="ce2" office:value-type="float" office:value="0.000062" calcext:value-type="float">
            <text:p>6,20E-05</text:p>
          </table:table-cell>
          <table:table-cell table:formula="of:=(-1)*([.E10]*360)/(1/[.B10])" office:value-type="float" office:value="-102.672" calcext:value-type="float">
            <text:p>-102,672</text:p>
          </table:table-cell>
          <table:table-cell/>
          <table:table-cell office:value-type="string" calcext:value-type="string">
            <text:p>965,2116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.8" calcext:value-type="float">
            <text:p>4,8</text:p>
          </table:table-cell>
          <table:table-cell table:formula="of:=20*LOG([.C11]/5)" office:value-type="float" office:value="-0.354575339208632" calcext:value-type="float">
            <text:p>-0,354575339208632</text:p>
          </table:table-cell>
          <table:table-cell table:style-name="ce2" office:value-type="float" office:value="0.000062" calcext:value-type="float">
            <text:p>6,20E-05</text:p>
          </table:table-cell>
          <table:table-cell table:formula="of:=(-1)*([.E11]*360)/(1/[.B11])" office:value-type="float" office:value="-111.6" calcext:value-type="float">
            <text:p>-111,6</text:p>
          </table:table-cell>
          <table:table-cell/>
          <table:table-cell office:value-type="string" calcext:value-type="string">
            <text:p>480,0109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.15" calcext:value-type="float">
            <text:p>5,15</text:p>
          </table:table-cell>
          <table:table-cell table:formula="of:=20*LOG([.C12]/5)" office:value-type="float" office:value="0.256744494103444" calcext:value-type="float">
            <text:p>0,256744494103444</text:p>
          </table:table-cell>
          <table:table-cell table:style-name="ce2" office:value-type="float" office:value="0.000062" calcext:value-type="float">
            <text:p>6,20E-05</text:p>
          </table:table-cell>
          <table:table-cell table:formula="of:=(-1)*([.E12]*360)/(1/[.B12])" office:value-type="float" office:value="-133.92" calcext:value-type="float">
            <text:p>-133,92</text:p>
          </table:table-cell>
          <table:table-cell/>
          <table:table-cell office:value-type="string" calcext:value-type="string">
            <text:p>11,3241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5.15" calcext:value-type="float">
            <text:p>5,15</text:p>
          </table:table-cell>
          <table:table-cell table:formula="of:=20*LOG([.C13]/5)" office:value-type="float" office:value="0.256744494103444" calcext:value-type="float">
            <text:p>0,256744494103444</text:p>
          </table:table-cell>
          <table:table-cell table:style-name="ce2" office:value-type="float" office:value="0.000058" calcext:value-type="float">
            <text:p>5,80E-05</text:p>
          </table:table-cell>
          <table:table-cell table:formula="of:=(-1)*([.E13]*360)/(1/[.B13])" office:value-type="float" office:value="-146.16" calcext:value-type="float">
            <text:p>-146,16</text:p>
          </table:table-cell>
          <table:table-cell/>
          <table:table-cell office:value-type="string" calcext:value-type="string">
            <text:p>67,6495u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5.15" calcext:value-type="float">
            <text:p>5,15</text:p>
          </table:table-cell>
          <table:table-cell table:formula="of:=20*LOG([.C14]/5)" office:value-type="float" office:value="0.256744494103444" calcext:value-type="float">
            <text:p>0,256744494103444</text:p>
          </table:table-cell>
          <table:table-cell table:style-name="ce2" office:value-type="float" office:value="0.000054" calcext:value-type="float">
            <text:p>5,40E-05</text:p>
          </table:table-cell>
          <table:table-cell table:formula="of:=(-1)*([.E14]*360)/(1/[.B14])" office:value-type="float" office:value="-155.52" calcext:value-type="float">
            <text:p>-155,52</text:p>
          </table:table-cell>
          <table:table-cell/>
          <table:table-cell office:value-type="string" calcext:value-type="string">
            <text:p>107,8561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5.08" calcext:value-type="float">
            <text:p>5,08</text:p>
          </table:table-cell>
          <table:table-cell table:formula="of:=20*LOG([.C15]/5)" office:value-type="float" office:value="0.137874158958009" calcext:value-type="float">
            <text:p>0,137874158958009</text:p>
          </table:table-cell>
          <table:table-cell table:style-name="ce2" office:value-type="float" office:value="0.000048" calcext:value-type="float">
            <text:p>4,80E-05</text:p>
          </table:table-cell>
          <table:table-cell table:formula="of:=(-1)*([.E15]*360)/(1/[.B15])" office:value-type="float" office:value="-155.52" calcext:value-type="float">
            <text:p>-155,52</text:p>
          </table:table-cell>
          <table:table-cell/>
          <table:table-cell office:value-type="string" calcext:value-type="string">
            <text:p>230,3376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.96" calcext:value-type="float">
            <text:p>4,96</text:p>
          </table:table-cell>
          <table:table-cell table:formula="of:=20*LOG([.C16]/5)" office:value-type="float" office:value="-0.0697665569164269" calcext:value-type="float">
            <text:p>-0,069766556916427</text:p>
          </table:table-cell>
          <table:table-cell table:style-name="ce2" office:value-type="float" office:value="0.00004" calcext:value-type="float">
            <text:p>4,00E-05</text:p>
          </table:table-cell>
          <table:table-cell table:formula="of:=(-1)*([.E16]*360)/(1/[.B16])" office:value-type="float" office:value="-144" calcext:value-type="float">
            <text:p>-144</text:p>
          </table:table-cell>
          <table:table-cell/>
          <table:table-cell office:value-type="string" calcext:value-type="string">
            <text:p>341,2038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float" office:value="4.8" calcext:value-type="float">
            <text:p>4,8</text:p>
          </table:table-cell>
          <table:table-cell table:formula="of:=20*LOG([.C17]/5)" office:value-type="float" office:value="-0.354575339208632" calcext:value-type="float">
            <text:p>-0,354575339208632</text:p>
          </table:table-cell>
          <table:table-cell table:style-name="ce2" office:value-type="float" office:value="0.000034" calcext:value-type="float">
            <text:p>3,40E-05</text:p>
          </table:table-cell>
          <table:table-cell table:formula="of:=(-1)*([.E17]*360)/(1/[.B17])" office:value-type="float" office:value="-153" calcext:value-type="float">
            <text:p>-153</text:p>
          </table:table-cell>
          <table:table-cell/>
          <table:table-cell office:value-type="string" calcext:value-type="string">
            <text:p>543,2899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4.8" calcext:value-type="float">
            <text:p>4,8</text:p>
          </table:table-cell>
          <table:table-cell table:formula="of:=20*LOG([.C18]/5)" office:value-type="float" office:value="-0.354575339208632" calcext:value-type="float">
            <text:p>-0,354575339208632</text:p>
          </table:table-cell>
          <table:table-cell table:style-name="ce2" office:value-type="float" office:value="0.000029" calcext:value-type="float">
            <text:p>2,90E-05</text:p>
          </table:table-cell>
          <table:table-cell table:formula="of:=(-1)*([.E18]*360)/(1/[.B18])" office:value-type="float" office:value="-156.6" calcext:value-type="float">
            <text:p>-156,6</text:p>
          </table:table-cell>
          <table:table-cell/>
          <table:table-cell office:value-type="string" calcext:value-type="string">
            <text:p>667,5661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4.71" calcext:value-type="float">
            <text:p>4,71</text:p>
          </table:table-cell>
          <table:table-cell table:formula="of:=20*LOG([.C19]/5)" office:value-type="float" office:value="-0.518981944142453" calcext:value-type="float">
            <text:p>-0,518981944142453</text:p>
          </table:table-cell>
          <table:table-cell table:style-name="ce2" office:value-type="float" office:value="0.000024" calcext:value-type="float">
            <text:p>2,40E-05</text:p>
          </table:table-cell>
          <table:table-cell table:formula="of:=(-1)*([.E19]*360)/(1/[.B19])" office:value-type="float" office:value="-172.8" calcext:value-type="float">
            <text:p>-172,8</text:p>
          </table:table-cell>
          <table:table-cell/>
          <table:table-cell office:value-type="string" calcext:value-type="string">
            <text:p>800,7472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4.65" calcext:value-type="float">
            <text:p>4,65</text:p>
          </table:table-cell>
          <table:table-cell table:formula="of:=20*LOG([.C20]/5)" office:value-type="float" office:value="-0.630341028921297" calcext:value-type="float">
            <text:p>-0,630341028921297</text:p>
          </table:table-cell>
          <table:table-cell table:style-name="ce2" office:value-type="float" office:value="0.00002" calcext:value-type="float">
            <text:p>2,00E-05</text:p>
          </table:table-cell>
          <table:table-cell table:formula="of:=(-1)*([.E20]*360)/(1/[.B20])" office:value-type="float" office:value="-180" calcext:value-type="float">
            <text:p>-180</text:p>
          </table:table-cell>
          <table:table-cell/>
          <table:table-cell office:value-type="string" calcext:value-type="string">
            <text:p>865,2989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4.63" calcext:value-type="float">
            <text:p>4,63</text:p>
          </table:table-cell>
          <table:table-cell table:formula="of:=20*LOG([.C21]/5)" office:value-type="float" office:value="-0.667780266361314" calcext:value-type="float">
            <text:p>-0,667780266361314</text:p>
          </table:table-cell>
          <table:table-cell table:style-name="ce2" office:value-type="float" office:value="0.0000164" calcext:value-type="float">
            <text:p>1,64E-05</text:p>
          </table:table-cell>
          <table:table-cell table:formula="of:=(-1)*([.E21]*360)/(1/[.B21])" office:value-type="float" office:value="-177.12" calcext:value-type="float">
            <text:p>-177,12</text:p>
          </table:table-cell>
          <table:table-cell/>
          <table:table-cell office:value-type="string" calcext:value-type="string">
            <text:p>901,0186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4.55" calcext:value-type="float">
            <text:p>4,55</text:p>
          </table:table-cell>
          <table:table-cell table:formula="of:=20*LOG([.C22]/5)" office:value-type="float" office:value="-0.819172153578129" calcext:value-type="float">
            <text:p>-0,819172153578129</text:p>
          </table:table-cell>
          <table:table-cell table:style-name="ce2" office:value-type="float" office:value="0.00001" calcext:value-type="float">
            <text:p>1,00E-05</text:p>
          </table:table-cell>
          <table:table-cell table:formula="of:=(-1)*([.E22]*360)/(1/[.B22])" office:value-type="float" office:value="-180" calcext:value-type="float">
            <text:p>-180</text:p>
          </table:table-cell>
          <table:table-cell/>
          <table:table-cell office:value-type="string" calcext:value-type="string">
            <text:p>954,4287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51" calcext:value-type="float">
            <text:p>4,51</text:p>
          </table:table-cell>
          <table:table-cell table:formula="of:=20*LOG([.C23]/5)" office:value-type="float" office:value="-0.895869249161166" calcext:value-type="float">
            <text:p>-0,895869249161166</text:p>
          </table:table-cell>
          <table:table-cell table:style-name="ce2" office:value-type="float" office:value="0.0000055" calcext:value-type="float">
            <text:p>5,50E-06</text:p>
          </table:table-cell>
          <table:table-cell table:formula="of:=(-1)*([.E23]*360)/(1/[.B23])" office:value-type="float" office:value="-198" calcext:value-type="float">
            <text:p>-198</text:p>
          </table:table-cell>
          <table:table-cell/>
          <table:table-cell office:value-type="string" calcext:value-type="string">
            <text:p>971,7219m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0">00/00/0000</text:date>, <text:time style:data-style-name="N2" text:time-value="13:46:02.11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6T19:27:25.464000000</meta:creation-date>
    <dc:date>2023-07-20T13:54:16.265000000</dc:date>
    <meta:editing-duration>PT16H41M54S</meta:editing-duration>
    <meta:editing-cycles>10</meta:editing-cycles>
    <meta:generator>LibreOffice/5.2.1.2$Windows_x86 LibreOffice_project/31dd62db80d4e60af04904455ec9c9219178d620</meta:generator>
    <meta:document-statistic meta:table-count="1" meta:cell-count="1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97cm" svg:height="6.684cm" xlink:href=".." xlink:type="simple" chart:class="chart:line" chart:style-name="ch1">
        <chart:legend chart:legend-position="end" svg:x="8.198cm" svg:y="3.043cm" style:legend-expansion="high" chart:style-name="ch2"/>
        <chart:plot-area chart:style-name="ch3" table:cell-range-address="Hoja1.B2:Hoja1.B23 Hoja1.D1:Hoja1.D23" chart:data-source-has-labels="both" svg:x="0.237cm" svg:y="0.133cm" svg:width="7.724cm" svg:height="6.418cm">
          <chartooo:coordinate-region svg:x="0.964cm" svg:y="0.332cm" svg:width="6.997cm" svg:height="6.02cm"/>
          <chart:axis chart:dimension="x" chart:name="primary-x" chart:style-name="ch4" chartooo:axis-type="auto">
            <chartooo:date-scale/>
            <chart:categories table:cell-range-address="Hoja1.B2:Hoja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D2:Hoja1.D23" chart:label-cell-address="Hoja1.D1:Hoja1.D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log Vout/Vin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Hoja1.B2:Hoja1.B23</svg:desc>
                </draw:g>
              </table:table-cell>
              <table:table-cell office:value-type="float" office:value="-28.8739499846543">
                <text:p>-28.8739499846543</text:p>
                <draw:g>
                  <svg:desc>Hoja1.D2:Hoja1.D23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27.2903250637018">
                <text:p>-27.29032506370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5.679933127304">
                <text:p>-25.67993312730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22.66244371325">
                <text:p>-22.662443713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13.7226555926169">
                <text:p>-13.722655592616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6.55804284128565">
                <text:p>-6.5580428412856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2.20276557483623">
                <text:p>-2.2027655748362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1.45259273921953">
                <text:p>-1.4525927392195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0.819172153578129">
                <text:p>-0.8191721535781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0.354575339208632">
                <text:p>-0.3545753392086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256744494103444">
                <text:p>0.25674449410344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256744494103444">
                <text:p>0.25674449410344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56744494103444">
                <text:p>0.25674449410344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137874158958009">
                <text:p>0.1378741589580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0.0697665569164269">
                <text:p>-0.0697665569164269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0.354575339208632">
                <text:p>-0.35457533920863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0.354575339208632">
                <text:p>-0.35457533920863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0.518981944142453">
                <text:p>-0.51898194414245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-0.630341028921297">
                <text:p>-0.63034102892129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0.667780266361314">
                <text:p>-0.66778026636131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0.819172153578129">
                <text:p>-0.81917215357812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0.895869249161166">
                <text:p>-0.895869249161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14cm" svg:height="6.758cm" xlink:href=".." xlink:type="simple" chart:class="chart:line" chart:style-name="ch1">
        <chart:legend chart:legend-position="end" svg:x="9.903cm" svg:y="3.08cm" style:legend-expansion="high" chart:style-name="ch2"/>
        <chart:plot-area chart:style-name="ch3" table:cell-range-address="Hoja1.B2:Hoja1.B23 Hoja1.F1:Hoja1.F23" chart:data-source-has-labels="both" svg:x="0.24cm" svg:y="0.135cm" svg:width="9.423cm" svg:height="6.488cm">
          <chartooo:coordinate-region svg:x="1.152cm" svg:y="0.334cm" svg:width="8.511cm" svg:height="6.09cm"/>
          <chart:axis chart:dimension="x" chart:name="primary-x" chart:style-name="ch4" chartooo:axis-type="auto">
            <chartooo:date-scale/>
            <chart:categories table:cell-range-address="Hoja1.B2:Hoja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F2:Hoja1.F23" chart:label-cell-address="Hoja1.F1:Hoja1.F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Hoja1.B2:Hoja1.B23</svg:desc>
                </draw:g>
              </table:table-cell>
              <table:table-cell office:value-type="float" office:value="-11.52">
                <text:p>-11.52</text:p>
                <draw:g>
                  <svg:desc>Hoja1.F2:Hoja1.F23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25.92">
                <text:p>-25.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37.44">
                <text:p>-37.4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60.48">
                <text:p>-60.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86.4">
                <text:p>-86.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95.976">
                <text:p>-95.97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102.672">
                <text:p>-102.67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11.6">
                <text:p>-111.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133.92">
                <text:p>-133.9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146.16">
                <text:p>-146.1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155.52">
                <text:p>-155.5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155.52">
                <text:p>-155.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156.6">
                <text:p>-156.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177.12">
                <text:p>-177.1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198">
                <text:p>-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